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ff8000" draw:marker-start-width="0.279cm" draw:marker-end-width="0.279cm" draw:fill-color="#dddddd" draw:textarea-horizontal-align="justify" draw:textarea-vertical-align="middle" draw:auto-grow-height="false" fo:min-height="4.217cm" fo:min-width="3.967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ff8000" draw:marker-start-width="0.279cm" draw:marker-end-width="0.279cm" draw:fill-color="#dddddd" draw:textarea-horizontal-align="justify" draw:textarea-vertical-align="middle" draw:auto-grow-height="false" fo:min-height="3.494cm" fo:min-width="3.244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182cm"/>
      <style:paragraph-properties style:writing-mode="lr-tb"/>
    </style:style>
    <style:style style:name="gr4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ddddd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24pt" style:text-underline-style="none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24pt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315cm" svg:height="6.315cm" svg:x="18.076cm" svg:y="13.754cm">
          <text:p text:style-name="P1">REAL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3.744cm" svg:height="3.744cm" svg:x="16.606cm" svg:y="7.238cm">
          <text:p text:style-name="P1">Gateways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744cm" svg:height="3.744cm" svg:x="11.204cm" svg:y="7.238cm">
          <text:p text:style-name="P1">Root CA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3.744cm" svg:height="3.744cm" svg:x="22.009cm" svg:y="7.238cm">
          <text:p text:style-name="P1">Catalogs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744cm" svg:height="3.744cm" svg:x="5.802cm" svg:y="7.238cm">
          <text:p text:style-name="P1">Owner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3.744cm" svg:height="3.744cm" svg:x="27.411cm" svg:y="7.238cm">
          <text:p text:style-name="P1">License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744cm" svg:height="3.744cm" svg:x="32.759cm" svg:y="7.238cm">
          <text:p text:style-name="P1">Meta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6.218cm" svg:height="2.432cm" svg:x="1.95cm" svg:y="1.604cm">
          <draw:text-box>
            <text:p><text:span text:style-name="T1">End</text:span><text:span text:style-name="T1">-to-</text:span><text:span text:style-name="T1">end </text:span><text:span text:style-name="T1">Enc</text:span><text:span text:style-name="T1">rypt</text:span><text:span text:style-name="T1">ed </text:span><text:span text:style-name="T1">Sha</text:span><text:span text:style-name="T1">red </text:span><text:span text:style-name="T1">Rea</text:span><text:span text:style-name="T1">lms</text:span></text:p>
          </draw:text-box>
        </draw:frame>
        <draw:connector draw:style-name="gr4" draw:text-style-name="P4" draw:layer="layout" svg:x1="18.076cm" svg:y1="16.912cm" svg:x2="7.674cm" svg:y2="10.982cm" draw:start-shape="id1" draw:start-glue-point="6" draw:end-shape="id2" draw:end-glue-point="2" svg:d="M18076 16912h-10402v-5930" svg:viewBox="0 0 10403 5931">
          <text:p/>
        </draw:connector>
        <draw:connector draw:style-name="gr4" draw:text-style-name="P4" draw:layer="layout" draw:line-skew="2.383cm" svg:x1="19cm" svg:y1="14.678cm" svg:x2="13.076cm" svg:y2="10.982cm" draw:start-shape="id1" draw:start-glue-point="5" draw:end-shape="id3" svg:d="M19000 14678v73h-5924v-3769" svg:viewBox="0 0 5925 3770">
          <text:p/>
        </draw:connector>
        <draw:connector draw:style-name="gr4" draw:text-style-name="P4" draw:layer="layout" svg:x1="21.234cm" svg:y1="13.754cm" svg:x2="18.478cm" svg:y2="10.982cm" draw:start-shape="id1" draw:start-glue-point="4" draw:end-shape="id4" draw:end-glue-point="2" svg:d="M21234 13754v-1386h-2756v-1386" svg:viewBox="0 0 2757 2773">
          <text:p/>
        </draw:connector>
        <draw:connector draw:style-name="gr4" draw:text-style-name="P4" draw:layer="layout" svg:x1="24.391cm" svg:y1="16.912cm" svg:x2="34.631cm" svg:y2="10.982cm" draw:start-shape="id1" draw:start-glue-point="10" draw:end-shape="id5" draw:end-glue-point="2" svg:d="M24391 16912h10240v-5930" svg:viewBox="0 0 10241 5931">
          <text:p/>
        </draw:connector>
        <draw:connector draw:style-name="gr4" draw:text-style-name="P4" draw:layer="layout" draw:line-skew="2.39cm" svg:x1="23.467cm" svg:y1="14.678cm" svg:x2="29.283cm" svg:y2="10.982cm" draw:start-shape="id1" draw:start-glue-point="11" draw:end-shape="id6" draw:end-glue-point="2" svg:d="M23467 14678v80h5816v-3776" svg:viewBox="0 0 5817 3777">
          <text:p/>
        </draw:connector>
        <draw:connector draw:style-name="gr4" draw:text-style-name="P4" draw:layer="layout" svg:x1="21.234cm" svg:y1="13.754cm" svg:x2="23.881cm" svg:y2="10.982cm" draw:start-shape="id1" draw:start-glue-point="4" draw:end-shape="id7" draw:end-glue-point="2" svg:d="M21234 13754v-1386h2647v-1386" svg:viewBox="0 0 2648 277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15:02:34.409054420</meta:creation-date>
    <dc:date>2022-08-25T14:43:59.361652895</dc:date>
    <meta:editing-duration>PT6H21M10S</meta:editing-duration>
    <meta:editing-cycles>69</meta:editing-cycles>
    <meta:generator>LibreOffice/6.4.7.2$Linux_X86_64 LibreOffice_project/40$Build-2</meta:generator>
    <meta:document-statistic meta:object-count="14"/>
  </office:meta>
</office:document-meta>
</file>